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fcd0e" officeooo:paragraph-rsid="000fcd0e" style:font-size-asian="24pt" style:font-size-complex="24pt"/>
    </style:style>
    <style:style style:name="P2" style:family="paragraph" style:parent-style-name="Standard">
      <style:text-properties officeooo:rsid="000fcd0e" officeooo:paragraph-rsid="000fcd0e"/>
    </style:style>
    <style:style style:name="P3" style:family="paragraph" style:parent-style-name="Standard">
      <style:text-properties fo:font-size="18pt" officeooo:rsid="000fcd0e" officeooo:paragraph-rsid="000fcd0e" style:font-size-asian="18pt" style:font-size-complex="18pt"/>
    </style:style>
    <style:style style:name="P4" style:family="paragraph" style:parent-style-name="Standard">
      <style:text-properties fo:font-size="16pt" officeooo:rsid="000fcd0e" officeooo:paragraph-rsid="000fcd0e" style:font-size-asian="16pt" style:font-size-complex="16pt"/>
    </style:style>
    <style:style style:name="T1" style:family="text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abelle/HOL:</text:p>
      <text:p text:style-name="P2"><text:a xlink:type="simple" xlink:href="https://isabelle.in.tum.de/" text:style-name="Internet_20_link" text:visited-style-name="Visited_20_Internet_20_Link"><text:span text:style-name="T1">https://isabelle.in.tum.de/</text:span></text:a></text:p>
      <text:p text:style-name="P1"/>
      <text:p text:style-name="P1">Course Material:</text:p>
      <text:p text:style-name="P2"><text:a xlink:type="simple" xlink:href="https://github.com/ekpyron/Bamberg_Nov_2025" text:style-name="Internet_20_link" text:visited-style-name="Visited_20_Internet_20_Link"><text:span text:style-name="T1">https://github.com/ekpyron/Bamberg_Nov_2025</text:span></text:a></text:p>
      <text:p text:style-name="P3">(Download via the green “Code” button and “Download ZIP”)</text:p>
      <text:p text:style-name="P1"/>
      <text:p text:style-name="P1">Full Implementation of second-order AOT:</text:p>
      <text:p text:style-name="P2"><text:a xlink:type="simple" xlink:href="https://aot.ekpyron.org/" text:style-name="Internet_20_link" text:visited-style-name="Visited_20_Internet_20_Link"><text:span text:style-name="T1">https://aot.ekpyron.org/</text:span></text:a></text:p>
      <text:p text:style-name="P4">(The icon at the top-right links to the github repository with the sources.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5T17:10:56.631856793</meta:creation-date>
    <dc:date>2025-11-25T17:14:25.981800124</dc:date>
    <meta:editing-duration>PT3M28S</meta:editing-duration>
    <meta:editing-cycles>2</meta:editing-cycles>
    <meta:generator>LibreOffice/25.8.2.2$Linux_X86_64 LibreOffice_project/580$Build-2</meta:generator>
    <meta:print-date>2025-11-25T17:13:38.705052174</meta:print-date>
    <meta:printed-by>PDF files</meta:printed-by>
    <meta:document-statistic meta:table-count="0" meta:image-count="0" meta:object-count="0" meta:page-count="1" meta:paragraph-count="8" meta:word-count="33" meta:character-count="296" meta:non-whitespace-character-count="271"/>
  </office:meta>
</office:document-meta>
</file>